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A00000006559467495F9C7938C.png" manifest:media-type="image/png"/>
  <manifest:file-entry manifest:full-path="Pictures/10000000000000BD000000BD2407D84DE78CBABF.jpg" manifest:media-type="image/jpeg"/>
  <manifest:file-entry manifest:full-path="Pictures/2000000A0000102D00000C96C22B66F0F0F94AE5.svm" manifest:media-type="image/x-svm"/>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2000000009D0000007AC29D17F93D9B0E03.png" manifest:media-type="image/png"/>
  <manifest:file-entry manifest:full-path="Pictures/20000008000015EB00000E863365B3BC864E254C.svm" manifest:media-type="image/x-svm"/>
  <manifest:file-entry manifest:full-path="Pictures/10000200000000D40000008DB0FCB30BFC53FE0D.png" manifest:media-type="image/png"/>
  <manifest:file-entry manifest:full-path="Pictures/200000080000108700000A7A1D7F9F12AF807607.svm" manifest:media-type="image/x-svm"/>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fo:font-style="normal" officeooo:rsid="005aa091" style:font-style-asian="normal" style:font-style-complex="normal"/>
    </style:style>
    <style:style style:name="P6" style:family="paragraph" style:parent-style-name="Text_20_body">
      <style:text-properties officeooo:paragraph-rsid="01f2ce5e"/>
    </style:style>
    <style:style style:name="P7" style:family="paragraph" style:parent-style-name="TE_20_Unsoed_20_-_20_Subtitle">
      <style:text-properties fo:font-weight="bold" style:font-weight-asian="bold" style:font-weight-complex="bold"/>
    </style:style>
    <style:style style:name="P8" style:family="paragraph" style:parent-style-name="TE_20_Unsoed_20_-_20_Subtitle">
      <style:text-properties fo:font-weight="bold" officeooo:rsid="00770c1e" officeooo:paragraph-rsid="00770c1e" style:font-weight-asian="bold" style:font-weight-complex="bold"/>
    </style:style>
    <style:style style:name="P9" style:family="paragraph" style:parent-style-name="TE_20_Unsoed_20_-_20_Subtitle">
      <style:text-properties fo:font-weight="bold" officeooo:rsid="00770c1e" officeooo:paragraph-rsid="007ab541" style:font-weight-asian="bold" style:font-weight-complex="bold"/>
    </style:style>
    <style:style style:name="P10" style:family="paragraph" style:parent-style-name="TE_20_Unsoed_20_-_20_Subtitle">
      <style:text-properties fo:font-weight="bold" officeooo:paragraph-rsid="007ab541" style:font-weight-asian="bold" style:font-weight-complex="bold"/>
    </style:style>
    <style:style style:name="P11" style:family="paragraph" style:parent-style-name="TE_20_Unsoed_20_-_20_Subtitle">
      <style:text-properties officeooo:paragraph-rsid="007ab541"/>
    </style:style>
    <style:style style:name="P12" style:family="paragraph" style:parent-style-name="TE_20_Unsoed_20_-_20_Subtitle">
      <style:text-properties officeooo:paragraph-rsid="01bbb2a1"/>
    </style:style>
    <style:style style:name="P13" style:family="paragraph" style:parent-style-name="TE_20_Unsoed_20_-_20_Subtitle">
      <style:text-properties officeooo:rsid="01ef7e5d" officeooo:paragraph-rsid="01ef7e5d"/>
    </style:style>
    <style:style style:name="P14" style:family="paragraph" style:parent-style-name="TE_20_Unsoed_20_-_20_Subtitle">
      <style:text-properties officeooo:paragraph-rsid="01ef7e5d"/>
    </style:style>
    <style:style style:name="P15" style:family="paragraph" style:parent-style-name="TE_20_Unsoed_20_-_20_Text_20_Body_20_spasi_20_2">
      <style:text-properties officeooo:paragraph-rsid="0118cb27"/>
    </style:style>
    <style:style style:name="P16" style:family="paragraph" style:parent-style-name="TE_20_Unsoed_20_-_20_Text_20_Body_20_spasi_20_2">
      <style:text-properties officeooo:rsid="010e855a" officeooo:paragraph-rsid="0147dc6c"/>
    </style:style>
    <style:style style:name="P17" style:family="paragraph" style:parent-style-name="TE_20_Unsoed_20_-_20_Text_20_Body_20_spasi_20_2">
      <style:text-properties officeooo:rsid="01f97edf" officeooo:paragraph-rsid="01f97edf"/>
    </style:style>
    <style:style style:name="P18" style:family="paragraph" style:parent-style-name="TE_20_Unsoed_20_-_20_Text_20_Body_20_spasi_20_2">
      <style:text-properties officeooo:paragraph-rsid="01fb5462"/>
    </style:style>
    <style:style style:name="P19" style:family="paragraph" style:parent-style-name="TE_20_Unsoed_20_-_20_Text_20_Body_20_spasi_20_2">
      <style:text-properties officeooo:rsid="02001cbe" officeooo:paragraph-rsid="02001cbe"/>
    </style:style>
    <style:style style:name="P20" style:family="paragraph" style:parent-style-name="TE_20_Unsoed_20_-_20_Text_20_Body_20_spasi_20_2">
      <style:text-properties officeooo:paragraph-rsid="02001cbe"/>
    </style:style>
    <style:style style:name="P21" style:family="paragraph" style:parent-style-name="TE_20_Unsoed_20_-_20_Text_20_Body_20_spasi_20_2">
      <style:text-properties officeooo:paragraph-rsid="0201ffe4"/>
    </style:style>
    <style:style style:name="P22"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3" style:family="paragraph" style:parent-style-name="TE_20_Unsoed_20_-_20_Title">
      <style:text-properties officeooo:rsid="01ef7e5d" officeooo:paragraph-rsid="01ef7e5d"/>
    </style:style>
    <style:style style:name="P24" style:family="paragraph" style:parent-style-name="TE_20_Unsoed_20_-_20_Text_20_Body_20_spasi_20_2" style:list-style-name="L2">
      <style:text-properties officeooo:rsid="01f2ce5e" officeooo:paragraph-rsid="01f2ce5e"/>
    </style:style>
    <style:style style:name="P25" style:family="paragraph" style:parent-style-name="TE_20_Unsoed_20_-_20_Text_20_Body_20_spasi_20_2" style:list-style-name="L2">
      <style:text-properties officeooo:rsid="01f47761" officeooo:paragraph-rsid="01f47761"/>
    </style:style>
    <style:style style:name="P26" style:family="paragraph" style:parent-style-name="TE_20_Unsoed_20_-_20_Text_20_Body_20_spasi_20_2" style:list-style-name="L3">
      <style:text-properties fo:font-style="normal" officeooo:rsid="01f47761" officeooo:paragraph-rsid="01f47761" style:font-style-asian="normal" style:font-style-complex="normal"/>
    </style:style>
    <style:style style:name="P27" style:family="paragraph" style:parent-style-name="TE_20_Unsoed_20_-_20_Text_20_Body_20_spasi_20_2">
      <style:text-properties officeooo:paragraph-rsid="020259d3"/>
    </style:style>
    <style:style style:name="P28" style:family="paragraph" style:parent-style-name="TE_20_Unsoed_20_-_20_Text_20_Body_20_spasi_20_2">
      <style:paragraph-properties fo:margin-left="0in" fo:margin-right="0in" fo:text-align="center" style:justify-single-word="false" fo:text-indent="0in" style:auto-text-indent="false" fo:break-before="page"/>
      <style:text-properties officeooo:rsid="0205842a" officeooo:paragraph-rsid="0205842a"/>
    </style:style>
    <style:style style:name="P29"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30"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31" style:family="paragraph" style:parent-style-name="TE_20_Unsoed_20_-_20_Subtitle">
      <style:text-properties officeooo:paragraph-rsid="007ab541"/>
    </style:style>
    <style:style style:name="P32" style:family="paragraph" style:parent-style-name="Illustration_20_Index_20_1">
      <style:paragraph-properties>
        <style:tab-stops>
          <style:tab-stop style:position="5.5118in" style:type="right" style:leader-style="dotted" style:leader-text="."/>
        </style:tab-stops>
      </style:paragraph-properties>
    </style:style>
    <style:style style:name="P33" style:family="paragraph" style:parent-style-name="Gambar">
      <style:paragraph-properties fo:text-align="center" style:justify-single-word="false"/>
    </style:style>
    <style:style style:name="P34" style:family="paragraph" style:parent-style-name="TE_20_Unsoed_20_-_20_Daftar_20_Simbol">
      <style:paragraph-properties fo:text-align="end" style:justify-single-word="false" style:writing-mode="rl-tb"/>
    </style:style>
    <style:style style:name="P35" style:family="paragraph" style:parent-style-name="TE_20_Unsoed_20_-_20_Title">
      <style:text-properties fo:font-variant="normal" fo:text-transform="none" officeooo:rsid="01b00691" officeooo:paragraph-rsid="0208ec71" style:font-name-asian="Droid Sans Fallback" style:font-name-complex="FreeSans"/>
    </style:style>
    <style:style style:name="P36" style:family="paragraph" style:parent-style-name="Text_20_body">
      <style:text-properties officeooo:paragraph-rsid="0009ce34"/>
    </style:style>
    <style:style style:name="P37" style:family="paragraph" style:parent-style-name="Heading_20_2">
      <style:text-properties officeooo:rsid="00537c1f" officeooo:paragraph-rsid="00537c1f"/>
    </style:style>
    <style:style style:name="P38" style:family="paragraph" style:parent-style-name="Heading_20_2">
      <style:text-properties officeooo:rsid="00605141" officeooo:paragraph-rsid="00605141"/>
    </style:style>
    <style:style style:name="P39" style:family="paragraph" style:parent-style-name="Heading_20_2">
      <style:text-properties officeooo:rsid="01f97edf" officeooo:paragraph-rsid="01f97edf"/>
    </style:style>
    <style:style style:name="P40" style:family="paragraph" style:parent-style-name="Heading_20_2">
      <style:paragraph-properties fo:text-align="justify" style:justify-single-word="false"/>
      <style:text-properties officeooo:rsid="01fb5462" officeooo:paragraph-rsid="01fb5462"/>
    </style:style>
    <style:style style:name="P41" style:family="paragraph" style:parent-style-name="Heading_20_2">
      <style:text-properties officeooo:rsid="01fb5462" officeooo:paragraph-rsid="01fb5462"/>
    </style:style>
    <style:style style:name="P42" style:family="paragraph" style:parent-style-name="Heading_20_2">
      <style:text-properties officeooo:rsid="01fce203" officeooo:paragraph-rsid="01fce203"/>
    </style:style>
    <style:style style:name="P43" style:family="paragraph" style:parent-style-name="Heading_20_2">
      <style:text-properties officeooo:rsid="02001cbe" officeooo:paragraph-rsid="02001cbe"/>
    </style:style>
    <style:style style:name="P44" style:family="paragraph" style:parent-style-name="Text" style:master-page-name="TE_20_Unsoed_20_-_20_00_20_Halaman_20_Antara">
      <style:paragraph-properties style:page-number="auto"/>
      <style:text-properties officeooo:paragraph-rsid="001fe767"/>
    </style:style>
    <style:style style:name="P45" style:family="paragraph" style:parent-style-name="Contents_20_1">
      <style:paragraph-properties>
        <style:tab-stops>
          <style:tab-stop style:position="5.5118in" style:type="right" style:leader-style="dotted" style:leader-text="."/>
        </style:tab-stops>
      </style:paragraph-properties>
    </style:style>
    <style:style style:name="P46" style:family="paragraph" style:parent-style-name="Heading_20_3">
      <style:text-properties officeooo:rsid="02001cbe" officeooo:paragraph-rsid="02001cbe"/>
    </style:style>
    <style:style style:name="P47" style:family="paragraph" style:parent-style-name="Heading_20_3">
      <style:text-properties officeooo:rsid="0201ffe4" officeooo:paragraph-rsid="0201ffe4"/>
    </style:style>
    <style:style style:name="P48" style:family="paragraph" style:parent-style-name="List" style:list-style-name="L4">
      <style:text-properties officeooo:rsid="0147dc6c" officeooo:paragraph-rsid="01564101"/>
    </style:style>
    <style:style style:name="P49" style:family="paragraph" style:parent-style-name="Heading_20_1" style:master-page-name="TE_20_Unsoed_20_-_20_01_20_Halaman_20_Judul">
      <style:paragraph-properties style:page-number="auto"/>
      <style:text-properties fo:color="#ffffff"/>
    </style:style>
    <style:style style:name="P50" style:family="paragraph" style:parent-style-name="Heading_20_1" style:master-page-name="TE_20_Unsoed_20_-_20_01_20_Halaman_20_Judul">
      <style:paragraph-properties style:page-number="1"/>
      <style:text-properties fo:color="#ffffff" officeooo:paragraph-rsid="007ab541"/>
    </style:style>
    <style:style style:name="P51" style:family="paragraph" style:parent-style-name="Heading_20_1" style:master-page-name="TE_20_Unsoed_20_-_20_02_20_Halaman_20_Muka_20_Awal">
      <style:paragraph-properties style:page-number="auto"/>
      <style:text-properties officeooo:rsid="0008fde2"/>
    </style:style>
    <style:style style:name="P52" style:family="paragraph" style:parent-style-name="Heading_20_1" style:master-page-name="TE_20_Unsoed_20_-_20_02_20_Halaman_20_Muka_20_Awal">
      <style:paragraph-properties style:page-number="auto"/>
      <style:text-properties officeooo:rsid="0008fde2" officeooo:paragraph-rsid="0009ce34"/>
    </style:style>
    <style:style style:name="P53" style:family="paragraph" style:parent-style-name="Heading_20_1" style:master-page-name="TE_20_Unsoed_20_-_20_04_20_Halaman_20_Isi_20_Awal_20_Bab">
      <style:paragraph-properties style:page-number="1"/>
      <style:text-properties officeooo:rsid="0006b4bf"/>
    </style:style>
    <style:style style:name="P54" style:family="paragraph" style:parent-style-name="Heading_20_1" style:master-page-name="TE_20_Unsoed_20_-_20_04_20_Halaman_20_Isi_20_Awal_20_Bab">
      <style:paragraph-properties style:page-number="auto"/>
    </style:style>
    <style:style style:name="P55" style:family="paragraph" style:parent-style-name="Heading_20_1" style:master-page-name="TE_20_Unsoed_20_-_20_04_20_Halaman_20_Isi_20_Awal_20_Bab">
      <style:paragraph-properties style:page-number="auto"/>
      <style:text-properties officeooo:rsid="0006b4bf"/>
    </style:style>
    <style:style style:name="P56" style:family="paragraph" style:parent-style-name="Heading_20_1" style:master-page-name="TE_20_Unsoed_20_-_20_04_20_Halaman_20_Isi_20_Awal_20_Bab">
      <style:paragraph-properties style:page-number="auto"/>
      <style:text-properties officeooo:rsid="0006b4bf" officeooo:paragraph-rsid="00ae7c7f"/>
    </style:style>
    <style:style style:name="T1" style:family="text">
      <style:text-properties fo:font-style="normal" officeooo:rsid="005aa091" style:font-style-asian="normal" style:font-style-complex="normal"/>
    </style:style>
    <style:style style:name="T2" style:family="text">
      <style:text-properties officeooo:rsid="000b84ce"/>
    </style:style>
    <style:style style:name="T3" style:family="text">
      <style:text-properties officeooo:rsid="01b4963b"/>
    </style:style>
    <style:style style:name="T4" style:family="text">
      <style:text-properties officeooo:rsid="01b984d1"/>
    </style:style>
    <style:style style:name="T5" style:family="text">
      <style:text-properties officeooo:rsid="01ef7e5d"/>
    </style:style>
    <style:style style:name="T6" style:family="text">
      <style:text-properties style:font-name="Times New Roman" fo:font-size="11pt"/>
    </style:style>
    <style:style style:name="T7" style:family="text">
      <style:text-properties officeooo:rsid="01f2ce5e"/>
    </style:style>
    <style:style style:name="T8" style:family="text">
      <style:text-properties officeooo:rsid="01f98992"/>
    </style:style>
    <style:style style:name="T9" style:family="text">
      <style:text-properties fo:letter-spacing="0.0154in"/>
    </style:style>
    <style:style style:name="T10" style:family="text">
      <style:text-properties fo:letter-spacing="0.0264in"/>
    </style:style>
    <style:style style:name="T11" style:family="text">
      <style:text-properties officeooo:rsid="02001cbe"/>
    </style:style>
    <style:style style:name="T12" style:family="text">
      <style:text-properties officeooo:rsid="0201ffe4"/>
    </style:style>
    <style:style style:name="T13" style:family="text">
      <style:text-properties officeooo:rsid="020259d3"/>
    </style:style>
    <style:style style:name="T14" style:family="text">
      <style:text-properties style:font-name="Times New Roman1" fo:font-size="14pt" fo:font-weight="bold" officeooo:rsid="000d835c" style:font-name-asian="Droid Sans Fallback" style:font-size-asian="28pt" style:font-weight-asian="bold" style:font-name-complex="FreeSans" style:font-size-complex="28pt" style:font-weight-complex="bold"/>
    </style:style>
    <style:style style:name="T15" style:family="text">
      <style:text-properties style:font-name="Times New Roman1" fo:font-size="14pt" fo:font-weight="bold" officeooo:rsid="01ef7e5d" style:font-name-asian="Droid Sans Fallback" style:font-size-asian="28pt" style:font-weight-asian="bold" style:font-name-complex="FreeSans" style:font-size-complex="28pt" style:font-weight-complex="bold"/>
    </style:style>
    <style:style style:name="T16" style:family="text">
      <style:text-properties officeooo:rsid="0205842a"/>
    </style:style>
    <style:style style:name="T17" style:family="text">
      <style:text-properties text:display="none"/>
    </style:style>
    <style:style style:name="T18" style:family="text">
      <style:text-properties officeooo:rsid="0208ec7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49" text:outline-level="1" text:is-list-header="true"><text:bookmark-start text:name="__RefHeading__74418_1579177405"/><text:bookmark-end text:name="__RefHeading__74418_1579177405"/></text:h>
      <text:p text:style-name="P23">Proposal proyek keteknikan</text:p>
      <text:p text:style-name="P22"/>
      <text:p text:style-name="P35">CLEVO (FLOOR CLEANER AND OBSTACLE AVOIDING) <text:s text:c="10"/>ROBOT <text:span text:style-name="T18">PEMBERSIH LANTAI BERBASIS ARDUINO</text:span></text:p>
      <text:p text:style-name="TE_20_Unsoed_20_-_20_Subtitle"/>
      <text:p text:style-name="TE_20_Unsoed_20_-_20_Subtitle"/>
      <text:p text:style-name="TE_20_Unsoed_20_-_20_Subtitle"/>
      <text:p text:style-name="TE_20_Unsoed_20_-_20_Subtitle">Disusun untuk memenuhi <text:span text:style-name="T5">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3" draw:name="Image1" text:anchor-type="as-char" svg:width="1.9701in" svg:height="1.9701in" draw:z-index="0"><draw:image xlink:href="Pictures/10000000000000BD000000BD2407D84DE78CBABF.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3">1. Muhamad Husni Mubarok (H1A015006)</text:p>
      <text:p text:style-name="P13">2. Andika Davi Yudhistira (H1A015056)</text:p>
      <text:p text:style-name="TE_20_Unsoed_20_-_20_Subtitle"/>
      <text:p text:style-name="TE_20_Unsoed_20_-_20_Subtitle"/>
      <text:p text:style-name="TE_20_Unsoed_20_-_20_Subtitle"/>
      <text:p text:style-name="TE_20_Unsoed_20_-_20_Subtitle"/>
      <text:p text:style-name="P7">KEMENTERIAN RISET, TEKNOLOGI DAN PENDIDIKAN TINGGI</text:p>
      <text:p text:style-name="P7">UNIVERSITAS JENDERAL SOEDIRMAN</text:p>
      <text:p text:style-name="P7">FAKULTAS TEKNIK </text:p>
      <text:p text:style-name="P7">JURUSAN/PROGRAM STUDI TEKNIK <text:span text:style-name="T2">ELEKTRO</text:span></text:p>
      <text:p text:style-name="P8">PURBALINGGA</text:p>
      <text:p text:style-name="P7">201<text:span text:style-name="T5">8</text:span></text:p>
      <text:p text:style-name="P44"/>
      <text:h text:style-name="P50" text:outline-level="1" text:is-list-header="true"><text:bookmark-start text:name="__RefHeading__78334_1579177405"/>HALAMAN JUDUL<text:bookmark-end text:name="__RefHeading__78334_1579177405"/></text:h>
      <text:p text:style-name="P23">Proposal proyek keteknikan</text:p>
      <text:p text:style-name="P22"/>
      <text:p text:style-name="P35">CLEVO (FLOOR CLEANER AND OBSTACLE AVOIDING) <text:s text:c="9"/>ROBOT <text:span text:style-name="T18">PEMBERSIH LANTAI BERBASIS ARDUINO</text:span></text:p>
      <text:p text:style-name="P11"/>
      <text:p text:style-name="P11"/>
      <text:p text:style-name="P11"/>
      <text:p text:style-name="P14">Disusun untuk memenuhi <text:span text:style-name="T5">mata kuliah Proyek Keteknikan</text:span><text:line-break/>di Jurusan Teknik Elektro Universitas Jenderal Soedirman</text:p>
      <text:p text:style-name="P11"/>
      <text:p text:style-name="P11"/>
      <text:p text:style-name="P11"/>
      <text:p text:style-name="P12"><draw:frame draw:style-name="fr3" draw:name="Image2" text:anchor-type="as-char" svg:width="1.9701in" svg:height="1.9701in" draw:z-index="1"><draw:image xlink:href="Pictures/10000000000000BD000000BD75295F301C3BE659.jpg" xlink:type="simple" xlink:show="embed" xlink:actuate="onLoad" loext:mime-type="image/jpeg"/></draw:frame></text:p>
      <text:p text:style-name="P11"/>
      <text:p text:style-name="P11"/>
      <text:p text:style-name="P11"/>
      <text:p text:style-name="P11">Disusun <text:span text:style-name="T4">o</text:span>leh:</text:p>
      <text:p text:style-name="P11"/>
      <text:p text:style-name="P13">1. Muhamad Husni Mubarok (H1A015006)</text:p>
      <text:p text:style-name="P13">2. Andika Davi Yudhistira (H1A015056)</text:p>
      <text:p text:style-name="P11"/>
      <text:p text:style-name="P11"/>
      <text:p text:style-name="P11"/>
      <text:p text:style-name="P11"/>
      <text:p text:style-name="P10">KEMENTERIAN RISET, TEKNOLOGI DAN PENDIDIKAN TINGGI</text:p>
      <text:p text:style-name="P10">UNIVERSITAS JENDERAL SOEDIRMAN</text:p>
      <text:p text:style-name="P10">FAKULTAS TEKNIK </text:p>
      <text:p text:style-name="P10">JURUSAN/PROGRAM STUDI TEKNIK <text:span text:style-name="T2">ELEKTRO</text:span></text:p>
      <text:p text:style-name="P9">PURBALINGGA</text:p>
      <text:p text:style-name="P11"><text:span text:style-name="T14">201</text:span><text:span text:style-name="T15">8</text:span></text:p>
      <text:h text:style-name="P51"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78334_1579177405" text:style-name="Index_20_Link" text:visited-style-name="Index_20_Link">HALAMAN JUDUL<text:tab/>i</text:a></text:p>
          <text:p text:style-name="P45"><text:a xlink:type="simple" xlink:href="#__RefHeading__179_1696878657" text:style-name="Index_20_Link" text:visited-style-name="Index_20_Link">DAFTAR ISI<text:tab/>ii</text:a></text:p>
          <text:p text:style-name="P45"><text:a xlink:type="simple" xlink:href="#__RefHeading__183_1696878657" text:style-name="Index_20_Link" text:visited-style-name="Index_20_Link">DAFTAR GAMBAR<text:tab/>iii</text:a></text:p>
          <text:p text:style-name="P45"><text:a xlink:type="simple" xlink:href="#__RefHeading__185_1696878657" text:style-name="Index_20_Link" text:visited-style-name="Index_20_Link">BAB 1 <text:s/>PENDAHULUAN<text:tab/>1</text:a></text:p>
          <text:p text:style-name="P29"><text:a xlink:type="simple" xlink:href="#__RefHeading__74439_315167856" text:style-name="Index_20_Link" text:visited-style-name="Index_20_Link">1.1 <text:tab/>Latar Belakang<text:tab/>1</text:a></text:p>
          <text:p text:style-name="P29"><text:a xlink:type="simple" xlink:href="#__RefHeading__74445_315167856" text:style-name="Index_20_Link" text:visited-style-name="Index_20_Link">1.2 <text:tab/>Tujuan dan Manfaat<text:tab/>2</text:a></text:p>
          <text:p text:style-name="P30"><text:a xlink:type="simple" xlink:href="#__RefHeading__74447_315167856" text:style-name="Index_20_Link" text:visited-style-name="Index_20_Link">1.2.1 <text:tab/>Tujuan<text:tab/>2</text:a></text:p>
          <text:p text:style-name="P30"><text:a xlink:type="simple" xlink:href="#__RefHeading__74449_315167856" text:style-name="Index_20_Link" text:visited-style-name="Index_20_Link">1.2.2 <text:tab/>Manfaat<text:tab/>2</text:a></text:p>
          <text:p text:style-name="P29"><text:a xlink:type="simple" xlink:href="#__RefHeading___Toc3789_1294106092" text:style-name="Index_20_Link" text:visited-style-name="Index_20_Link">1.3 <text:tab/>Ruang Lingkup Pembahasan<text:tab/>3</text:a></text:p>
          <text:p text:style-name="P45"><text:a xlink:type="simple" xlink:href="#__RefHeading__187_1696878657" text:style-name="Index_20_Link" text:visited-style-name="Index_20_Link">BAB 2 <text:s/>TINJAUAN PUSTAKA<text:tab/>4</text:a></text:p>
          <text:p text:style-name="P29"><text:a xlink:type="simple" xlink:href="#__RefHeading__1685_792468862" text:style-name="Index_20_Link" text:visited-style-name="Index_20_Link">2.1 <text:tab/>Arduiono Uno<text:tab/>4</text:a></text:p>
          <text:p text:style-name="P29"><text:a xlink:type="simple" xlink:href="#__RefHeading___Toc12168_1801183894" text:style-name="Index_20_Link" text:visited-style-name="Index_20_Link">2.2 <text:tab/>Motor Driver L298<text:tab/>5</text:a></text:p>
          <text:p text:style-name="P29"><text:a xlink:type="simple" xlink:href="#__RefHeading___Toc12170_1801183894" text:style-name="Index_20_Link" text:visited-style-name="Index_20_Link">2.3 <text:tab/>Sensor Ultrasonik<text:tab/>5</text:a></text:p>
          <text:p text:style-name="P45"><text:a xlink:type="simple" xlink:href="#__RefHeading__2006_1261562691" text:style-name="Index_20_Link" text:visited-style-name="Index_20_Link">BAB 3 <text:s/>METODE PEMBUATAN ALAT<text:tab/>7</text:a></text:p>
          <text:p text:style-name="P29"><text:a xlink:type="simple" xlink:href="#__RefHeading___Toc12172_1801183894" text:style-name="Index_20_Link" text:visited-style-name="Index_20_Link">3.1 <text:tab/>Metode Pembuatan CLEVO Robot<text:tab/>7</text:a></text:p>
          <text:p text:style-name="P30"><text:a xlink:type="simple" xlink:href="#__RefHeading___Toc12174_1801183894" text:style-name="Index_20_Link" text:visited-style-name="Index_20_Link">3.1.1 <text:tab/>Perancangan Hardware<text:tab/>7</text:a></text:p>
          <text:p text:style-name="P30"><text:a xlink:type="simple" xlink:href="#__RefHeading___Toc12176_1801183894" text:style-name="Index_20_Link" text:visited-style-name="Index_20_Link">3.1.2 <text:tab/> Perancangan Electrical<text:tab/>7</text:a></text:p>
          <text:p text:style-name="P30"><text:a xlink:type="simple" xlink:href="#__RefHeading___Toc12178_1801183894" text:style-name="Index_20_Link" text:visited-style-name="Index_20_Link">3.1.3 <text:tab/>Pemrograman<text:tab/>8</text:a></text:p>
          <text:p text:style-name="P45"><text:a xlink:type="simple" xlink:href="#__RefHeading__189_1696878657" text:style-name="Index_20_Link" text:visited-style-name="Index_20_Link">BAB 4 <text:s/>PENUTUP<text:tab/>9</text:a></text:p>
        </text:index-body>
      </text:table-of-content>
      <text:p text:style-name="Text_20_body"/>
      <text:p text:style-name="P3"/>
      <text:p text:style-name="Text_20_body"/>
      <text:h text:style-name="P52"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Gambar 2.1: Arduino Uno<text:tab/>4</text:p>
          <text:p text:style-name="P32">Gambar 2.2: Motor Shield L298<text:tab/>5</text:p>
          <text:p text:style-name="P32"><text:s/>Gambar 2.3: Sensor Ultrasonik<text:tab/>6</text:p>
        </text:index-body>
      </text:illustration-index>
      <text:p text:style-name="P3"/>
      <text:p text:style-name="P3"/>
      <text:p text:style-name="P3"/>
      <text:p text:style-name="P4"/>
      <text:p text:style-name="P4"/>
      <text:p text:style-name="P4"/>
      <text:p text:style-name="P34"/>
      <text:p text:style-name="P3"/>
      <text:p text:style-name="P3"/>
      <text:h text:style-name="P53" text:outline-level="1"><text:bookmark-start text:name="__RefHeading__185_1696878657"/><text:line-break/>PENDAHULUAN<text:bookmark-end text:name="__RefHeading__185_1696878657"/></text:h>
      <text:h text:style-name="P37" text:outline-level="2"><text:bookmark-start text:name="__RefHeading__74439_315167856"/>Latar Belakang<text:bookmark-end text:name="__RefHeading__74439_315167856"/></text:h>
      <text:p text:style-name="P5">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6"><text:span text:style-name="T1">Pada perkembangannya sekarang ini telah banyak di ciptakannya berbagai macam robot salah satunya ialah robot </text:span><text:span text:style-name="T6">berkaki dan robot beroda yang bergerak otomatis dengan menggunakan sensor sebagai system control ataupun yang dikendalikan secara manual oleh manusia melalui remot control.</text:span> <text:span text:style-name="T7">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text:span><text:soft-page-break/><text:span text:style-name="T7">penulis ingin menciptakan suatu robot yang mana nantinya robot ini dapat 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38"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list xml:id="list4260474180" text:style-name="L2">
        <text:list-item>
          <text:p text:style-name="P24">Memenuhi tugas mata kuliah Proyek Keteknikan tahun 2018</text:p>
        </text:list-item>
        <text:list-item>
          <text:p text:style-name="P25">menciptakan sebuah robot yang dapat membantu pekerjaan rumah tangga</text:p>
        </text:list-item>
        <text:list-item>
          <text:p text:style-name="P25">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830943706" text:style-name="L3">
        <text:list-item>
          <text:p text:style-name="P26">Dapat meringankan pekerjaan manusia khususnya dalam urusan rumah tangga</text:p>
        </text:list-item>
        <text:list-item>
          <text:p text:style-name="P26">menciptakan inovasi baru dalam dunia robotik</text:p>
        </text:list-item>
      </text:list>
      <text:list xml:id="list3672538268" text:style-name="L4">
        <text:list-header>
          <text:p text:style-name="P48"><text:soft-page-break/></text:p>
        </text:list-header>
      </text:list>
      <text:p text:style-name="P16"/>
      <text:h text:style-name="P39" text:outline-level="2"><text:bookmark-start text:name="__RefHeading___Toc3789_1294106092"/>Ruang Lingkup Pembahasan<text:bookmark-end text:name="__RefHeading___Toc3789_1294106092"/></text:h>
      <text:p text:style-name="P17">Pada pembahasan kali ini, alat yang akan <text:s/><text:span text:style-name="T8">di</text:span>buat adalah sebuah robot yang memiliki kemampuan untuk membersihkan lantai. <text:span text:style-name="T8">Selain dapat membersihkan lantai, robot ini juga dapat menghindari sesuatu yang menghalangi pergerakkannya. <text:s/>Robot yang akan dirancang merupakan robot berbasis Arduino sebagai controllernya.</text:span></text:p>
      <text:p text:style-name="P15"/>
      <text:h text:style-name="P55" text:outline-level="1"><text:bookmark-start text:name="__RefHeading__187_1696878657"/><text:line-break/>TINJAUAN PUSTAKA<text:bookmark-end text:name="__RefHeading__187_1696878657"/></text:h>
      <text:h text:style-name="P40" text:outline-level="2"><text:bookmark-start text:name="__RefHeading__1685_792468862"/>Arduiono Uno<text:bookmark-end text:name="__RefHeading__1685_792468862"/></text:h>
      <text:p text:style-name="Text_20_body">Arduino Uno adalah salah satu produk berlabel Arduino yang sebenarnya adalah suatu papan elektronik yang mengandung    mikrokontroller   <text:span text:style-name="T9"> </text:span>Atmega 328 (sebuah keping yang secara fungsional bertindak seperti sebuah komputer). Piranti seperti ini dapat dimanfaatkan untuk mewujudkan rangkaian elektronik dari yang sederhana hingga yang kompleks. Dengan penambahan   komponen   tertentu,<text:span text:style-name="T10"> </text:span>piranti ini bisa dipakai untuk pemantau jarak jauh melalui internet. Arduino   Uno     mengandung <text:span text:style-name="T6">mikroposesor (berupa Atmel AVR) dan dilengkapi dengan oscillator  16MHz (yang memungkinkan operasi berbasis waktu dilaksanakan dengan tepat), dan regulator (pembangkit tegangan) 5 volt. Sejumlah pin tersedia di papan. Pin 0 hingga 13 digunakan untuk isyarat analog. Arduino Uno dilengkapi dengan static random-access memory (SRAM) berukuran 2KB untuk memegang data, flash memory berukuran 32KB, dan erasable programmable read-only memory untuk menyimpan program</text:span><text:reference-mark-start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1]</text:span><text:reference-mark-end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text:span></text:p>
      <text:p text:style-name="Text_20_body"><draw:frame draw:style-name="fr1" draw:name="Frame1" text:anchor-type="paragraph" svg:x="1.6555in" svg:y="-0.1256in" svg:width="2.511in" draw:z-index="2"><draw:text-box fo:min-height="1.9543in"><text:p text:style-name="Gambar"><draw:frame draw:style-name="fr4" draw:name="Image3" text:anchor-type="as-char" svg:width="2.511in" style:rel-width="100%" svg:height="1.9543in" style:rel-height="scale" draw:z-index="3"><draw:image xlink:href="Pictures/2000000A0000102D00000C96C22B66F0F0F94AE5.svm" xlink:type="simple" xlink:show="embed" xlink:actuate="onLoad" loext:mime-type="image/x-vclgraphic"/><draw:image xlink:href="Pictures/100002000000009D0000007AC29D17F93D9B0E03.png" xlink:type="simple" xlink:show="embed" xlink:actuate="onLoad"/></draw:frame></text:p><text:p text:style-name="P33">Gambar <text:sequence text:ref-name="refGambar0" text:name="Gambar" text:formula="ooow:Gambar+1" style:num-format="1">2.1</text:sequence>: Arduino Uno</text:p></draw:text-box></draw:frame><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h text:style-name="P41" text:outline-level="2"><text:bookmark-start text:name="__RefHeading___Toc12168_1801183894"/><text:soft-page-break/>Motor Driver L298<text:bookmark-end text:name="__RefHeading___Toc12168_1801183894"/></text:h>
      <text:p text:style-name="P18">L298 adalah jenis IC driver motor yang dapat mengendalikan arah putaran dan kecepatan motor DC ataupun Motor stepper. Mampu mengeluarkan output tegangan untuk Motor dc dan motor stepper sebesar 50 volt. IC l298 terdiri <text:s/>dari transistor-transistor logik (TTL) dengan gerbang nand yang memudahkan dalam menentukkan arah putaran suatu motor dc dan motor stepper. Dapat mengendalikan 2 untuk motor dc namun pada hanya dapat mengendalikan 1 motor stepper. Penggunaannya paling sering untuk robot line follower. Bentuknya yang kecil memungkinkan dapat meminimalkan pembuatan robot line follower.</text:p>
      <text:p text:style-name="TE_20_Unsoed_20_-_20_Text_20_Body_20_spasi_20_2"><text:s/>Untuk menggerakkan robot menggunakan motor DC yang dihubungkan langsung dengan Motor Shield L298 dan dikendalikan langsung oleh keluaran dari mikrokontroler<text:reference-mark-start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1]<text:reference-mark-end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text:p>
      <text:p text:style-name="TE_20_Unsoed_20_-_20_Text_20_Body_20_spasi_20_2"><draw:frame draw:style-name="fr1" draw:name="Frame2" text:anchor-type="paragraph" svg:x="1.6516in" svg:y="-0.0528in" svg:width="2.2091in" draw:z-index="4"><draw:text-box fo:min-height="1.4638in"><text:p text:style-name="Gambar"><draw:frame draw:style-name="fr4" draw:name="Image4" text:anchor-type="as-char" svg:width="2.2091in" style:rel-width="100%" svg:height="1.4638in" style:rel-height="scale" draw:z-index="5"><draw:image xlink:href="Pictures/20000008000015EB00000E863365B3BC864E254C.svm" xlink:type="simple" xlink:show="embed" xlink:actuate="onLoad" loext:mime-type="image/x-vclgraphic"/><draw:image xlink:href="Pictures/10000200000000D40000008DB0FCB30BFC53FE0D.png" xlink:type="simple" xlink:show="embed" xlink:actuate="onLoad"/></draw:frame></text:p><text:p text:style-name="P33">Gambar <text:sequence text:ref-name="refGambar1" text:name="Gambar" text:formula="ooow:Gambar+1" style:num-format="1">2.2</text:sequence>: Motor Shield L298</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42" text:outline-level="2"><text:bookmark-start text:name="__RefHeading___Toc12170_1801183894"/>Sensor Ultrasonik<text:bookmark-end text:name="__RefHeading___Toc12170_1801183894"/></text:h>
      <text:p text:style-name="TE_20_Unsoed_20_-_20_Text_20_Body_20_spasi_20_2">Ultrasonik adalah suara atau getaran dengan frekuensi yang terlalu tinggi untuk bisa didengar oleh telinga manusia. Ultrasonic bergetar dalam rentang lebih besar dari 20 KiloHertz. Ultrasonik juga dapat dijelaskan secara sederhana sebagai gelombang di atas frekuensi gelombang suara. Sensor ultrasonic merupakan <text:soft-page-break/>sensor utama untuk navigasi dan penghindar halangan. Sensor <text:s text:c="2"/>ultrasonik <text:s text:c="2"/>ping dipasang pada bagian depan robot, sehingga terlihat sebagai mata dari robot. Sensor ini akan mengukur jarak dari objek-objek yang ada disekelilingnya. Jika jarak yang dideteksi adalah sangat dekat, maka dapat disimpulkan bahwa terdapat objek yang sangat <text:s text:c="2"/>dekat <text:s text:c="2"/>dengan <text:s text:c="2"/>sensor. <text:s/>Sehingga robot harus menghindari dengan cara berbelok ataupun bermanuver ke arah yang lainnya. Penjelasan diatas merupakan salah satu aplikasi dari sensor ultrasonic ping<text:reference-mark-start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1]<text:reference-mark-end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text:p>
      <text:p text:style-name="TE_20_Unsoed_20_-_20_Text_20_Body_20_spasi_20_2"><draw:frame draw:style-name="fr2" draw:name="Frame3" text:anchor-type="paragraph" svg:width="1.6661in" draw:z-index="6"><draw:text-box fo:min-height="1.0563in"><text:p text:style-name="P33"><draw:frame draw:style-name="fr4" draw:name="Image5" text:anchor-type="as-char" svg:width="1.6661in" style:rel-width="100%" svg:height="1.0563in" style:rel-height="scale" draw:z-index="7"><draw:image xlink:href="Pictures/200000080000108700000A7A1D7F9F12AF807607.svm" xlink:type="simple" xlink:show="embed" xlink:actuate="onLoad" loext:mime-type="image/x-vclgraphic"/><draw:image xlink:href="Pictures/10000200000000A00000006559467495F9C7938C.png" xlink:type="simple" xlink:show="embed" xlink:actuate="onLoad"/></draw:frame><text:span text:style-name="T17"><text:line-break/></text:span>Gambar <text:sequence text:ref-name="refGambar2" text:name="Gambar" text:formula="ooow:Gambar+1" style:num-format="1">2.3</text:sequence>: Sensor Ultrasonik</text:p></draw:text-box></draw:frame></text:p>
      <text:h text:style-name="P56" text:outline-level="1"><text:bookmark-start text:name="__RefHeading__2006_1261562691"/><text:line-break/><text:span text:style-name="T11">METODE PEMBUATAN ALAT</text:span><text:bookmark-end text:name="__RefHeading__2006_1261562691"/></text:h>
      <text:h text:style-name="P43" text:outline-level="2"><text:bookmark-start text:name="__RefHeading___Toc12172_1801183894"/>Metode Pembuatan CLEVO Robot<text:bookmark-end text:name="__RefHeading___Toc12172_1801183894"/></text:h>
      <text:p text:style-name="P19">Pada perancangan CLEVO Robot terdapat beberapa metode perancangan, antara lain perancangan hardware, perancangan elektrikal, dan pemrograman. <text:s/></text:p>
      <text:h text:style-name="P46" text:outline-level="3"><text:bookmark-start text:name="__RefHeading___Toc12174_1801183894"/>Perancangan Hardware<text:bookmark-end text:name="__RefHeading___Toc12174_1801183894"/></text:h>
      <text:p text:style-name="P20">Dalam<text:tab/>perancangannya, pembersih lantai otomatis ini menggunakan Arduino UNO sebagai dasar utamanya, sehingga diperlukan sebuah modul Arduino UNO untuk menjadi otak dasarnya. Perancangan perangkat keras ini dilakukan untuk mewujudkan terciptanya sebuah pembersih lantai otomatis yang simple dan dapat di operasikan dengan sensor ultrasonik. Adapun system alat yang dibuat dan dirancang sesuai blok diagram. Pembahasan dititik beratkan pada perancangan alat yang dibuat berdasarkan pemikiran dan mengacu pada sumber yang berhubung dengan alat.</text:p>
      <text:h text:style-name="Heading_20_3" text:outline-level="3"><text:bookmark-start text:name="__RefHeading___Toc12176_1801183894"/><text:s/><text:span text:style-name="T12">Perancangan Electrical</text:span><text:bookmark-end text:name="__RefHeading___Toc12176_1801183894"/></text:h>
      <text:p text:style-name="TE_20_Unsoed_20_-_20_Text_20_Body_20_spasi_20_2">Dalam pembuatan sebuah robot tentunya tidak terlepas dari adanya system elektrikal. Oleh karena itu untuk mendapatkan sistem elektrikal sesuai kebutuhan makan perlu dilakuakn perancangan. Adapun perancangan disini adalah pembuatan regulator, pemasangan motor DC, penempatan motor driver, pemasangan sensor ultrasonic, pengaturan tombol dan penampilan pada LCD.</text:p>
      <text:h text:style-name="P47" text:outline-level="3"><text:bookmark-start text:name="__RefHeading___Toc12178_1801183894"/><text:soft-page-break/>Pemrograman<text:bookmark-end text:name="__RefHeading___Toc12178_1801183894"/></text:h>
      <text:p text:style-name="P21">Pemograman robot pada umumnya dilakukan ditahap akhir, setelah perancangan mekanik dan elektrik terselesaikan. Karena dalam proses pemograman pada umumnya programmer melakukan dengan cara uji coba alat. Sehingga untuk melakukanya komponen perangkat robot harus dapat dioprasikan. Fungsi dari robot ini adalah untuk membersihkan permukaan lantai yang kotor menjadi bersih. Dalam perancangan program ini robot akan bergerak maju untuk membersihkan lantai, jika robot menemukan halangan di depannya yang berjarak ≤ 15 maka robot akan berbelok <text:s/>ke kiri sebesar 90derajat, maju dan berbelok lagi kekiri sebesar 90derajat.</text:p>
      <text:h text:style-name="P54" text:outline-level="1"><text:bookmark-start text:name="__RefHeading__189_1696878657"/><text:line-break/><text:span text:style-name="T13">PENUTUP</text:span><text:bookmark-end text:name="__RefHeading__189_1696878657"/></text:h>
      <text:p text:style-name="P27">Demikian yang dapat kami paparkan mengenai materi yang menjadi pokok bahasan dalam <text:span text:style-name="T13">proposal</text:span> ini. <text:span text:style-name="T13">T</text:span>entunya masih banyak kekurangan k<text:span text:style-name="T13">a</text:span>rena terbatasnya pengetahuan dan kurangnya rujukan atau referensi yang ada hubungan nya dengan judul makalah ini. Penulis banyak berharap para pembaca <text:s/>memberikan kritik dan saran yang membangun kepada penulis demi sempurna nya <text:span text:style-name="T13">proposal</text:span> ini dan dan penulisan makalah dikesempatan – kesempatan berikut nya. Semoga makalah ini berguna bagi penulis pada khusus nya juga para pembaca <text:s/>pada umum nya. <text:span text:style-name="T13">Sekian dan terima kasih.</text:span></text:p>
      <text:p text:style-name="P28">DAFTAR PUSTAKA</text:p>
      <text:section text:style-name="Sect1" text:name="ZOTERO_BIBL {&quot;custom&quot;:[]} CSL_BIBLIOGRAPHY RND99cNoYJbrA">
        <text:p text:style-name="Bibliography_20_1"><text:span text:style-name="T16">[1]<text:tab/>U. Nur Kholifah, “ROBOT PEMBERSIH LANTAI BERBASIS ARDUINO UNO DENGAN SENSOR ULTRASONIK.” 2015.</text:span></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text:p>
      </style:footer>
    </style:master-page>
    <style:master-page style:name="TE_20_Unsoed_20_-_20_05_20_Halaman_20_Isi" style:display-name="TE Unsoed - 05 Halaman Isi" style:page-layout-name="Mpm5">
      <style:header>
        <text:p text:style-name="MP2"><text:page-number text:select-page="current">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1:15:12.795000000</meta:creation-date>
    <meta:editing-duration>P0D</meta:editing-duration>
    <meta:editing-cycles>1</meta:editing-cycles>
    <meta:generator>LibreOffice/6.0.1.1$Windows_X86_64 LibreOffice_project/60bfb1526849283ce2491346ed2aa51c465abfe6</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0" meta:image-count="5" meta:object-count="0" meta:page-count="16" meta:paragraph-count="95" meta:word-count="1335" meta:character-count="9717" meta:non-whitespace-character-count="8411"/>
    <meta:user-defined meta:name="ZOTERO_PREF_1">&lt;data data-version="3" zotero-version="4.0.29.17"&gt;&lt;session id="MRgIz11l"/&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